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E000000CC5BB25B24C0B32A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653cm" svg:height="5.397cm" svg:x="3.099cm" svg:y="7.81cm">
          <draw:image xlink:href="Pictures/100000010000037E000000CC5BB25B24C0B32A5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2:16:20.928606744</meta:creation-date>
    <dc:date>2023-08-25T12:26:44.016403483</dc:date>
    <meta:editing-duration>PT10M22S</meta:editing-duration>
    <meta:editing-cycles>4</meta:editing-cycles>
    <meta:generator>LibreOffice/7.3.7.2$Linux_X86_64 LibreOffice_project/30$Build-2</meta:generator>
    <meta:document-statistic meta:object-count="1"/>
  </office:meta>
</office:document-meta>
</file>